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04cm" fo:margin-left="0.037cm" table:align="left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5cm"/>
    </style:style>
    <style:style style:name="Tableau1.E" style:family="table-column">
      <style:table-column-properties style:column-width="2.302cm"/>
    </style:style>
    <style:style style:name="Tableau1.H" style:family="table-column">
      <style:table-column-properties style:column-width="2.4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c8b6" officeooo:paragraph-rsid="002ec8b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paragraph-rsid="001ccabf"/>
    </style:style>
    <style:style style:name="P7" style:family="paragraph" style:parent-style-name="Standard">
      <style:text-properties officeooo:rsid="003a8335" officeooo:paragraph-rsid="003a8335"/>
    </style:style>
    <style:style style:name="P8" style:family="paragraph" style:parent-style-name="Standard">
      <style:text-properties officeooo:rsid="003a8335" officeooo:paragraph-rsid="0040b6e3"/>
    </style:style>
    <style:style style:name="P9" style:family="paragraph" style:parent-style-name="Standard">
      <style:text-properties style:text-underline-style="solid" style:text-underline-width="auto" style:text-underline-color="font-color" officeooo:rsid="003a8335" officeooo:paragraph-rsid="003a8335"/>
    </style:style>
    <style:style style:name="P10" style:family="paragraph" style:parent-style-name="Standard">
      <style:text-properties style:text-underline-style="solid" style:text-underline-width="auto" style:text-underline-color="font-color" officeooo:rsid="003a8335" officeooo:paragraph-rsid="0040b6e3"/>
    </style:style>
    <style:style style:name="P11" style:family="paragraph" style:parent-style-name="Standard">
      <style:text-properties officeooo:rsid="003dc153" officeooo:paragraph-rsid="003dc153"/>
    </style:style>
    <style:style style:name="P12" style:family="paragraph" style:parent-style-name="Standard">
      <style:text-properties officeooo:rsid="003dc153" officeooo:paragraph-rsid="0040b6e3"/>
    </style:style>
    <style:style style:name="P13" style:family="paragraph" style:parent-style-name="Standard">
      <style:text-properties officeooo:rsid="003fa22d" officeooo:paragraph-rsid="003fa22d"/>
    </style:style>
    <style:style style:name="P14" style:family="paragraph" style:parent-style-name="Standard">
      <style:text-properties officeooo:rsid="003fa22d" officeooo:paragraph-rsid="0040b6e3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2pt" style:font-weight-asian="bold" style:font-size-complex="12pt" style:font-weight-complex="bold"/>
    </style:style>
    <style:style style:name="P19" style:family="paragraph" style:parent-style-name="Heading_20_3">
      <style:text-properties style:text-underline-style="solid" style:text-underline-width="auto" style:text-underline-color="font-color" officeooo:rsid="003a8335" officeooo:paragraph-rsid="003a8335"/>
    </style:style>
    <style:style style:name="P20" style:family="paragraph" style:parent-style-name="Heading_20_3">
      <style:text-properties style:text-underline-style="solid" style:text-underline-width="auto" style:text-underline-color="font-color" officeooo:rsid="003a8335" officeooo:paragraph-rsid="0040b6e3"/>
    </style:style>
    <style:style style:name="P21" style:family="paragraph" style:parent-style-name="Text_20_body">
      <style:text-properties fo:font-size="12pt" style:text-underline-style="none" fo:font-weight="normal" officeooo:rsid="002ec8b6" style:font-size-asian="10.5pt" style:font-weight-asian="normal" style:font-size-complex="12pt" style:font-weight-complex="normal"/>
    </style:style>
    <style:style style:name="P22" style:family="paragraph" style:parent-style-name="Heading_20_1">
      <style:paragraph-properties fo:break-before="page"/>
      <style:text-properties officeooo:rsid="00234f14" officeooo:paragraph-rsid="00234f14"/>
    </style:style>
    <style:style style:name="P23" style:family="paragraph" style:parent-style-name="Heading_20_1">
      <style:paragraph-properties fo:break-before="page"/>
      <style:text-properties officeooo:paragraph-rsid="00234f14"/>
    </style:style>
    <style:style style:name="P24" style:family="paragraph" style:parent-style-name="Heading_20_3">
      <style:text-properties officeooo:paragraph-rsid="004693ca"/>
    </style:style>
    <style:style style:name="P25" style:family="paragraph" style:parent-style-name="Standard">
      <style:text-properties officeooo:rsid="003fa22d" officeooo:paragraph-rsid="004693ca"/>
    </style:style>
    <style:style style:name="P26" style:family="paragraph" style:parent-style-name="Standard">
      <style:text-properties style:text-underline-style="solid" style:text-underline-width="auto" style:text-underline-color="font-color" officeooo:rsid="003a8335" officeooo:paragraph-rsid="004693ca"/>
    </style:style>
    <style:style style:name="P27" style:family="paragraph" style:parent-style-name="Standard">
      <style:text-properties officeooo:rsid="003a8335" officeooo:paragraph-rsid="004693ca"/>
    </style:style>
    <style:style style:name="P28" style:family="paragraph" style:parent-style-name="Standard">
      <style:text-properties officeooo:rsid="003a8335" officeooo:paragraph-rsid="0055f75a"/>
    </style:style>
    <style:style style:name="P29" style:family="paragraph" style:parent-style-name="Standard">
      <style:text-properties officeooo:rsid="003a8335" officeooo:paragraph-rsid="0059cbd4"/>
    </style:style>
    <style:style style:name="P30" style:family="paragraph" style:parent-style-name="Standard">
      <style:text-properties officeooo:rsid="003a8335" officeooo:paragraph-rsid="003a8335"/>
    </style:style>
    <style:style style:name="P31" style:family="paragraph" style:parent-style-name="Standard">
      <style:text-properties officeooo:rsid="003dc153" officeooo:paragraph-rsid="004693ca"/>
    </style:style>
    <style:style style:name="P32" style:family="paragraph" style:parent-style-name="Standard">
      <style:text-properties fo:font-style="normal" style:text-underline-style="solid" style:text-underline-width="auto" style:text-underline-color="font-color" officeooo:rsid="0059cbd4" officeooo:paragraph-rsid="0059cbd4" style:font-style-asian="normal" style:font-style-complex="normal"/>
    </style:style>
    <style:style style:name="P33" style:family="paragraph" style:parent-style-name="Standard">
      <style:text-properties fo:font-style="normal" style:text-underline-style="solid" style:text-underline-width="auto" style:text-underline-color="font-color" officeooo:rsid="0059cbd4" officeooo:paragraph-rsid="005ce473" style:font-style-asian="normal" style:font-style-complex="normal"/>
    </style:style>
    <style:style style:name="P34" style:family="paragraph" style:parent-style-name="Standard">
      <style:text-properties fo:font-style="normal" style:text-underline-style="solid" style:text-underline-width="auto" style:text-underline-color="font-color" officeooo:rsid="0059cbd4" officeooo:paragraph-rsid="005d67fe" style:font-style-asian="normal" style:font-style-complex="normal"/>
    </style:style>
    <style:style style:name="P35" style:family="paragraph" style:parent-style-name="Standard">
      <style:text-properties fo:font-style="normal" style:text-underline-style="solid" style:text-underline-width="auto" style:text-underline-color="font-color" officeooo:rsid="0059cbd4" officeooo:paragraph-rsid="005edef6" style:font-style-asian="normal" style:font-style-complex="normal"/>
    </style:style>
    <style:style style:name="P36" style:family="paragraph" style:parent-style-name="Standard">
      <style:text-properties officeooo:paragraph-rsid="0059cbd4"/>
    </style:style>
    <style:style style:name="P37" style:family="paragraph" style:parent-style-name="Standard">
      <style:text-properties officeooo:paragraph-rsid="005ce473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65074d" officeooo:paragraph-rsid="0065074d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6640f3" officeooo:paragraph-rsid="006640f3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681a39" officeooo:paragraph-rsid="00681a39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6a0983" officeooo:paragraph-rsid="006a0983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6a0983" officeooo:paragraph-rsid="00828370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6d2079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731a80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772188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6f2d6e" officeooo:paragraph-rsid="00731a80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7505fb" officeooo:paragraph-rsid="007505fb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828370" officeooo:paragraph-rsid="00828370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87d40d" officeooo:paragraph-rsid="0087d40d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87d40d" officeooo:paragraph-rsid="008834e1" style:font-size-asian="10.5pt" style:font-size-complex="12pt"/>
    </style:style>
    <style:style style:name="P5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b9207" officeooo:paragraph-rsid="007b9207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d3f6a" officeooo:paragraph-rsid="007d3f6a" style:font-size-asian="10.5pt" style:font-weight-asian="bold" style:font-size-complex="12pt" style:font-weight-complex="bold"/>
    </style:style>
    <style:style style:name="T1" style:family="text">
      <style:text-properties officeooo:rsid="003b6420"/>
    </style:style>
    <style:style style:name="T2" style:family="text">
      <style:text-properties officeooo:rsid="003d8be4"/>
    </style:style>
    <style:style style:name="T3" style:family="text">
      <style:text-properties officeooo:rsid="0040b6e3"/>
    </style:style>
    <style:style style:name="T4" style:family="text">
      <style:text-properties officeooo:rsid="004277d7"/>
    </style:style>
    <style:style style:name="T5" style:family="text">
      <style:text-properties officeooo:rsid="004693ca"/>
    </style:style>
    <style:style style:name="T6" style:family="text">
      <style:text-properties style:font-name="Liberation Serif" fo:font-size="14pt" style:text-underline-style="solid" style:text-underline-width="auto" style:text-underline-color="font-color" fo:font-weight="bold" officeooo:rsid="004693ca" style:font-name-asian="NSimSun" style:font-size-asian="14pt" style:font-weight-asian="bold" style:font-name-complex="Arial Unicode MS" style:font-size-complex="14pt" style:font-weight-complex="bold"/>
    </style:style>
    <style:style style:name="T7" style:family="text">
      <style:text-properties officeooo:rsid="00485422"/>
    </style:style>
    <style:style style:name="T8" style:family="text">
      <style:text-properties officeooo:rsid="0049b608"/>
    </style:style>
    <style:style style:name="T9" style:family="text">
      <style:text-properties officeooo:rsid="004c7f4d"/>
    </style:style>
    <style:style style:name="T10" style:family="text">
      <style:text-properties officeooo:rsid="004e624c"/>
    </style:style>
    <style:style style:name="T11" style:family="text">
      <style:text-properties officeooo:rsid="004f4db8"/>
    </style:style>
    <style:style style:name="T12" style:family="text">
      <style:text-properties officeooo:rsid="0052bb38"/>
    </style:style>
    <style:style style:name="T13" style:family="text">
      <style:text-properties officeooo:rsid="0055f75a"/>
    </style:style>
    <style:style style:name="T14" style:family="text">
      <style:text-properties style:text-underline-style="none" officeooo:rsid="0052bb38"/>
    </style:style>
    <style:style style:name="T15" style:family="text">
      <style:text-properties style:text-underline-style="none" officeooo:rsid="005b8f41"/>
    </style:style>
    <style:style style:name="T16" style:family="text">
      <style:text-properties style:text-underline-style="none" officeooo:rsid="005958b7"/>
    </style:style>
    <style:style style:name="T17" style:family="text">
      <style:text-properties style:text-underline-style="none" officeooo:rsid="005d488f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3a8335"/>
    </style:style>
    <style:style style:name="T20" style:family="text">
      <style:text-properties officeooo:rsid="00234f14"/>
    </style:style>
    <style:style style:name="T21" style:family="text">
      <style:text-properties officeooo:rsid="00693606"/>
    </style:style>
    <style:style style:name="T22" style:family="text">
      <style:text-properties officeooo:rsid="006a0983"/>
    </style:style>
    <style:style style:name="T23" style:family="text">
      <style:text-properties officeooo:rsid="006d2079"/>
    </style:style>
    <style:style style:name="T24" style:family="text">
      <style:text-properties officeooo:rsid="006f2d6e"/>
    </style:style>
    <style:style style:name="T25" style:family="text">
      <style:text-properties officeooo:rsid="00731a80"/>
    </style:style>
    <style:style style:name="T26" style:family="text">
      <style:text-properties officeooo:rsid="00747fe7"/>
    </style:style>
    <style:style style:name="T27" style:family="text">
      <style:text-properties officeooo:rsid="007505fb"/>
    </style:style>
    <style:style style:name="T28" style:family="text">
      <style:text-properties officeooo:rsid="007639b3"/>
    </style:style>
    <style:style style:name="T29" style:family="text">
      <style:text-properties officeooo:rsid="00772188"/>
    </style:style>
    <style:style style:name="T30" style:family="text">
      <style:text-properties officeooo:rsid="007825a7"/>
    </style:style>
    <style:style style:name="T31" style:family="text">
      <style:text-properties officeooo:rsid="007de1c8"/>
    </style:style>
    <style:style style:name="T32" style:family="text">
      <style:text-properties officeooo:rsid="007ff85e"/>
    </style:style>
    <style:style style:name="T33" style:family="text">
      <style:text-properties officeooo:rsid="008399ac"/>
    </style:style>
    <style:style style:name="T34" style:family="text">
      <style:text-properties officeooo:rsid="008539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bert</text:p>
      <text:p text:style-name="P4">Rémy</text:p>
      <text:p text:style-name="P4"/>
      <text:p text:style-name="P4"/>
      <text:p text:style-name="P5">SAÉ Exploration algorithmique</text:p>
      <text:p text:style-name="P4"/>
      <text:p text:style-name="P1">Analyses et comparaisons</text:p>
      <text:p text:style-name="P2"/>
      <text:p text:style-name="P2"/>
      <text:p text:style-name="P2"/>
      <text:h text:style-name="Heading_20_2" text:outline-level="2">Synthèse :</text:h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C"/>
        <table:table-column table:style-name="Tableau1.H"/>
        <table:table-row table:style-name="TableLine2367369751344">
          <table:table-cell table:style-name="Tableau1.A1" office:value-type="string">
            <text:p text:style-name="P52">Notes</text:p>
          </table:table-cell>
          <table:table-cell table:style-name="Tableau1.A1" office:value-type="string">
            <text:p text:style-name="P16">Algo</text:p>
          </table:table-cell>
          <table:table-cell table:style-name="Tableau1.A1" office:value-type="string">
            <text:p text:style-name="P16">Lisibilité</text:p>
          </table:table-cell>
          <table:table-cell table:style-name="Tableau1.A1" office:value-type="string">
            <text:p text:style-name="P16">Qualité</text:p>
          </table:table-cell>
          <table:table-cell table:style-name="Tableau1.A1" office:value-type="string">
            <text:p text:style-name="P18">Temps d’exécution </text:p>
          </table:table-cell>
          <table:table-cell table:style-name="Tableau1.A1" office:value-type="string">
            <text:p text:style-name="P17">Complexité</text:p>
          </table:table-cell>
          <table:table-cell table:style-name="Tableau1.A1" office:value-type="string">
            <text:p text:style-name="P17">Sobriété</text:p>
          </table:table-cell>
          <table:table-cell table:style-name="Tableau1.H1" office:value-type="string">
            <text:p text:style-name="P53">Passage des te<text:span text:style-name="T31">sts</text:span></text:p>
          </table:table-cell>
        </table:table-row>
        <table:table-row table:style-name="TableLine2367369707552">
          <table:table-cell table:style-name="Tableau1.A11" office:value-type="string">
            <text:p text:style-name="P38">1</text:p>
          </table:table-cell>
          <table:table-cell table:style-name="Tableau1.B2" office:value-type="string">
            <text:p text:style-name="P15"><text:span text:style-name="T32">s</text:span>implicite_35.<text:span text:style-name="T23">java</text:span></text:p>
          </table:table-cell>
          <table:table-cell table:style-name="Tableau1.C2" office:value-type="string">
            <text:p text:style-name="P39">++++<text:span text:style-name="T33">+</text:span></text:p>
          </table:table-cell>
          <table:table-cell table:style-name="Tableau1.D2" office:value-type="string">
            <text:p text:style-name="P40"/>
          </table:table-cell>
          <table:table-cell table:style-name="Tableau1.E2" office:value-type="string">
            <text:p text:style-name="P49">N/A </text:p>
          </table:table-cell>
          <table:table-cell table:style-name="Tableau1.F2" office:value-type="string">
            <text:p text:style-name="P41">N/A </text:p>
          </table:table-cell>
          <table:table-cell table:style-name="Tableau1.G2" office:value-type="string">
            <text:p text:style-name="P15">N/A </text:p>
          </table:table-cell>
          <table:table-cell table:style-name="Tableau1.H2" office:value-type="string">
            <text:p text:style-name="P50">[ <text:s/>]</text:p>
          </table:table-cell>
        </table:table-row>
        <table:table-row table:style-name="TableLine2367369708912">
          <table:table-cell table:style-name="Tableau1.A11" office:value-type="string">
            <text:p text:style-name="P38">1</text:p>
          </table:table-cell>
          <table:table-cell table:style-name="Tableau1.B3" office:value-type="string">
            <text:p text:style-name="P44">simplicite_56.<text:span text:style-name="T23">java</text:span></text:p>
          </table:table-cell>
          <table:table-cell table:style-name="Tableau1.C3" office:value-type="string">
            <text:p text:style-name="P39">+++</text:p>
          </table:table-cell>
          <table:table-cell table:style-name="Tableau1.D3" office:value-type="string">
            <text:p text:style-name="P40"/>
          </table:table-cell>
          <table:table-cell table:style-name="Tableau1.E3" office:value-type="string">
            <text:p text:style-name="P42">N/A </text:p>
          </table:table-cell>
          <table:table-cell table:style-name="Tableau1.F3" office:value-type="string">
            <text:p text:style-name="P41">N/A </text:p>
          </table:table-cell>
          <table:table-cell table:style-name="Tableau1.G3" office:value-type="string">
            <text:p text:style-name="P15">N/A </text:p>
          </table:table-cell>
          <table:table-cell table:style-name="Tableau1.H3" office:value-type="string">
            <text:p text:style-name="P50">[ <text:s/>]</text:p>
          </table:table-cell>
        </table:table-row>
        <table:table-row table:style-name="TableLine2367369708096">
          <table:table-cell table:style-name="Tableau1.A11" office:value-type="string">
            <text:p text:style-name="P38">1</text:p>
          </table:table-cell>
          <table:table-cell table:style-name="Tableau1.B4" office:value-type="string">
            <text:p text:style-name="P44">simplicite_73.<text:span text:style-name="T23">java</text:span></text:p>
          </table:table-cell>
          <table:table-cell table:style-name="Tableau1.C4" office:value-type="string">
            <text:p text:style-name="P39">+++<text:span text:style-name="T34">+</text:span></text:p>
          </table:table-cell>
          <table:table-cell table:style-name="Tableau1.D4" office:value-type="string">
            <text:p text:style-name="P40"/>
          </table:table-cell>
          <table:table-cell table:style-name="Tableau1.E4" office:value-type="string">
            <text:p text:style-name="P49">N/A </text:p>
          </table:table-cell>
          <table:table-cell table:style-name="Tableau1.F4" office:value-type="string">
            <text:p text:style-name="P41">N/A </text:p>
          </table:table-cell>
          <table:table-cell table:style-name="Tableau1.G4" office:value-type="string">
            <text:p text:style-name="P15">N/A </text:p>
          </table:table-cell>
          <table:table-cell table:style-name="Tableau1.H4" office:value-type="string">
            <text:p text:style-name="P50">[ <text:s/>]</text:p>
          </table:table-cell>
        </table:table-row>
        <table:table-row table:style-name="TableLine2367369719248">
          <table:table-cell table:style-name="Tableau1.A11" office:value-type="string">
            <text:p text:style-name="P38">5</text:p>
          </table:table-cell>
          <table:table-cell table:style-name="Tableau1.B5" office:value-type="string">
            <text:p text:style-name="P44">simplicite_84.<text:span text:style-name="T23">java</text:span></text:p>
          </table:table-cell>
          <table:table-cell table:style-name="Tableau1.C5" office:value-type="string">
            <text:p text:style-name="P39">++++<text:span text:style-name="T33">+</text:span></text:p>
          </table:table-cell>
          <table:table-cell table:style-name="Tableau1.D5" office:value-type="string">
            <text:p text:style-name="P40"/>
          </table:table-cell>
          <table:table-cell table:style-name="Tableau1.E5" office:value-type="string">
            <text:p text:style-name="P42">N/A </text:p>
          </table:table-cell>
          <table:table-cell table:style-name="Tableau1.F5" office:value-type="string">
            <text:p text:style-name="P41">N/A </text:p>
          </table:table-cell>
          <table:table-cell table:style-name="Tableau1.G5" office:value-type="string">
            <text:p text:style-name="P15">N/A </text:p>
          </table:table-cell>
          <table:table-cell table:style-name="Tableau1.H5" office:value-type="string">
            <text:p text:style-name="P50">[x]</text:p>
          </table:table-cell>
        </table:table-row>
        <table:table-row table:style-name="TableLine2367369712448">
          <table:table-cell table:style-name="Tableau1.A11" office:value-type="string">
            <text:p text:style-name="P15"/>
          </table:table-cell>
          <table:table-cell table:style-name="Tableau1.B6" office:value-type="string">
            <text:p text:style-name="P47">efficacite_143.<text:span text:style-name="T23">java</text:span></text:p>
          </table:table-cell>
          <table:table-cell table:style-name="Tableau1.C6" office:value-type="string">
            <text:p text:style-name="P15">N/A </text:p>
          </table:table-cell>
          <table:table-cell table:style-name="Tableau1.D6" office:value-type="string">
            <text:p text:style-name="P15">N/A </text:p>
          </table:table-cell>
          <table:table-cell table:style-name="Tableau1.E6" office:value-type="string">
            <text:p text:style-name="P15"/>
          </table:table-cell>
          <table:table-cell table:style-name="Tableau1.F6" office:value-type="string">
            <text:p text:style-name="P15"/>
          </table:table-cell>
          <table:table-cell table:style-name="Tableau1.G6" office:value-type="string">
            <text:p text:style-name="P15">N/A </text:p>
          </table:table-cell>
          <table:table-cell table:style-name="Tableau1.H6" office:value-type="string">
            <text:p text:style-name="P51">[ <text:s/>]</text:p>
          </table:table-cell>
        </table:table-row>
        <table:table-row table:style-name="TableLine2367369713808">
          <table:table-cell table:style-name="Tableau1.A11" office:value-type="string">
            <text:p text:style-name="P15"/>
          </table:table-cell>
          <table:table-cell table:style-name="Tableau1.B7" office:value-type="string">
            <text:p text:style-name="P45">efficacite_3.<text:span text:style-name="T23">java</text:span></text:p>
          </table:table-cell>
          <table:table-cell table:style-name="Tableau1.C7" office:value-type="string">
            <text:p text:style-name="P15">N/A </text:p>
          </table:table-cell>
          <table:table-cell table:style-name="Tableau1.D7" office:value-type="string">
            <text:p text:style-name="P15">N/A </text:p>
          </table:table-cell>
          <table:table-cell table:style-name="Tableau1.E7" office:value-type="string">
            <text:p text:style-name="P15"/>
          </table:table-cell>
          <table:table-cell table:style-name="Tableau1.F7" office:value-type="string">
            <text:p text:style-name="P15"/>
          </table:table-cell>
          <table:table-cell table:style-name="Tableau1.G7" office:value-type="string">
            <text:p text:style-name="P15">N/A </text:p>
          </table:table-cell>
          <table:table-cell table:style-name="Tableau1.H7" office:value-type="string">
            <text:p text:style-name="P51">[ <text:s/>]</text:p>
          </table:table-cell>
        </table:table-row>
        <table:table-row table:style-name="TableLine2367369709456">
          <table:table-cell table:style-name="Tableau1.A11" office:value-type="string">
            <text:p text:style-name="P15"/>
          </table:table-cell>
          <table:table-cell table:style-name="Tableau1.B8" office:value-type="string">
            <text:p text:style-name="P45"><text:span text:style-name="T23">efficacite_90.java</text:span></text:p>
          </table:table-cell>
          <table:table-cell table:style-name="Tableau1.C8" office:value-type="string">
            <text:p text:style-name="P15">N/A </text:p>
          </table:table-cell>
          <table:table-cell table:style-name="Tableau1.D8" office:value-type="string">
            <text:p text:style-name="P15">N/A </text:p>
          </table:table-cell>
          <table:table-cell table:style-name="Tableau1.E8" office:value-type="string">
            <text:p text:style-name="P15"/>
          </table:table-cell>
          <table:table-cell table:style-name="Tableau1.F8" office:value-type="string">
            <text:p text:style-name="P15"/>
          </table:table-cell>
          <table:table-cell table:style-name="Tableau1.G8" office:value-type="string">
            <text:p text:style-name="P15">N/A </text:p>
          </table:table-cell>
          <table:table-cell table:style-name="Tableau1.H8" office:value-type="string">
            <text:p text:style-name="P51">[ <text:s/>]</text:p>
          </table:table-cell>
        </table:table-row>
        <table:table-row table:style-name="TableLine2367369720608">
          <table:table-cell table:style-name="Tableau1.A11" office:value-type="string">
            <text:p text:style-name="P15"/>
          </table:table-cell>
          <table:table-cell table:style-name="Tableau1.B9" office:value-type="string">
            <text:p text:style-name="P45"><text:span text:style-name="T24">efficacite_13.py</text:span></text:p>
          </table:table-cell>
          <table:table-cell table:style-name="Tableau1.C9" office:value-type="string">
            <text:p text:style-name="P15">N/A </text:p>
          </table:table-cell>
          <table:table-cell table:style-name="Tableau1.D9" office:value-type="string">
            <text:p text:style-name="P15">N/A </text:p>
          </table:table-cell>
          <table:table-cell table:style-name="Tableau1.E9" office:value-type="string">
            <text:p text:style-name="P15"/>
          </table:table-cell>
          <table:table-cell table:style-name="Tableau1.F9" office:value-type="string">
            <text:p text:style-name="P15"/>
          </table:table-cell>
          <table:table-cell table:style-name="Tableau1.G9" office:value-type="string">
            <text:p text:style-name="P15">N/A </text:p>
          </table:table-cell>
          <table:table-cell table:style-name="Tableau1.H9" office:value-type="string">
            <text:p text:style-name="P51">[ <text:s/>]</text:p>
          </table:table-cell>
        </table:table-row>
        <table:table-row table:style-name="TableLine2367369735568">
          <table:table-cell table:style-name="Tableau1.A11" office:value-type="string">
            <text:p text:style-name="P15"/>
          </table:table-cell>
          <table:table-cell table:style-name="Tableau1.B10" office:value-type="string">
            <text:p text:style-name="P15"><text:span text:style-name="T26">s</text:span>obriete_150.<text:span text:style-name="T25">java</text:span></text:p>
          </table:table-cell>
          <table:table-cell table:style-name="Tableau1.C10" office:value-type="string">
            <text:p text:style-name="P15">N/A </text:p>
          </table:table-cell>
          <table:table-cell table:style-name="Tableau1.D10" office:value-type="string">
            <text:p text:style-name="P15">N/A </text:p>
          </table:table-cell>
          <table:table-cell table:style-name="Tableau1.E10" office:value-type="string">
            <text:p text:style-name="P15"/>
          </table:table-cell>
          <table:table-cell table:style-name="Tableau1.F10" office:value-type="string">
            <text:p text:style-name="P15"/>
          </table:table-cell>
          <table:table-cell table:style-name="Tableau1.G10" office:value-type="string">
            <text:p text:style-name="P15"/>
          </table:table-cell>
          <table:table-cell table:style-name="Tableau1.H10" office:value-type="string">
            <text:p text:style-name="P51">[ <text:s/>]</text:p>
          </table:table-cell>
        </table:table-row>
        <table:table-row table:style-name="TableLine2367369756240">
          <table:table-cell table:style-name="Tableau1.A11" office:value-type="string">
            <text:p text:style-name="P15"/>
          </table:table-cell>
          <table:table-cell table:style-name="Tableau1.B11" office:value-type="string">
            <text:p text:style-name="P48"><text:span text:style-name="T28">s</text:span>obriete_102.py</text:p>
          </table:table-cell>
          <table:table-cell table:style-name="Tableau1.C11" office:value-type="string">
            <text:p text:style-name="P15">N/A </text:p>
          </table:table-cell>
          <table:table-cell table:style-name="Tableau1.D11" office:value-type="string">
            <text:p text:style-name="P15">N/A </text:p>
          </table:table-cell>
          <table:table-cell table:style-name="Tableau1.E11" office:value-type="string">
            <text:p text:style-name="P15"/>
          </table:table-cell>
          <table:table-cell table:style-name="Tableau1.F11" office:value-type="string">
            <text:p text:style-name="P15"/>
          </table:table-cell>
          <table:table-cell table:style-name="Tableau1.G11" office:value-type="string">
            <text:p text:style-name="P15"/>
          </table:table-cell>
          <table:table-cell table:style-name="Tableau1.H11" office:value-type="string">
            <text:p text:style-name="P51">[ <text:s/>]</text:p>
          </table:table-cell>
        </table:table-row>
        <table:table-row table:style-name="TableLine2367369714624">
          <table:table-cell table:style-name="Tableau1.A12" office:value-type="string">
            <text:p text:style-name="P15"/>
          </table:table-cell>
          <table:table-cell table:style-name="Tableau1.B12" office:value-type="string">
            <text:p text:style-name="P46"><text:span text:style-name="T28">s</text:span><text:span text:style-name="T27">obriete</text:span>_<text:span text:style-name="T29">136</text:span>.<text:span text:style-name="T30">c</text:span></text:p>
          </table:table-cell>
          <table:table-cell table:style-name="Tableau1.C12" office:value-type="string">
            <text:p text:style-name="P15">N/A </text:p>
          </table:table-cell>
          <table:table-cell table:style-name="Tableau1.D12" office:value-type="string">
            <text:p text:style-name="P15">N/A </text:p>
          </table:table-cell>
          <table:table-cell table:style-name="Tableau1.E12" office:value-type="string">
            <text:p text:style-name="P15"/>
          </table:table-cell>
          <table:table-cell table:style-name="Tableau1.F12" office:value-type="string">
            <text:p text:style-name="P15"/>
          </table:table-cell>
          <table:table-cell table:style-name="Tableau1.G12" office:value-type="string">
            <text:p text:style-name="P15"/>
          </table:table-cell>
          <table:table-cell table:style-name="Tableau1.H12" office:value-type="string">
            <text:p text:style-name="P51">[ <text:s/>]</text:p>
          </table:table-cell>
        </table:table-row>
      </table:table>
      <text:p text:style-name="P3"/>
      <text:p text:style-name="P6"/>
      <text:h text:style-name="P23" text:outline-level="1"><text:bookmark-start text:name="__RefHeading___Toc108_139893416"/><text:span text:style-name="T20">Simplicité</text:span><text:bookmark-end text:name="__RefHeading___Toc108_139893416"/></text:h>
      <text:h text:style-name="P19" text:outline-level="3">simplicite_35.java :</text:h>
      <text:p text:style-name="P9">Lisibilité du code :</text:p>
      <text:p text:style-name="P7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9">s</text:span><text:span text:style-name="T1"> </text:span><text:span text:style-name="T9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</text:span><text:span text:style-name="T1">. </text:span><text:span text:style-name="T5">La fonction est commentée (Javadoc).</text:span></text:p>
      <text:p text:style-name="P7"/>
      <text:p text:style-name="P9">Qualité du code :</text:p>
      <text:p text:style-name="P7"/>
      <text:p text:style-name="P7"/>
      <text:p text:style-name="P9">Efficacité :</text:p>
      <text:p text:style-name="P11">L’opération significative ici est la concaténation, il y a au maximum n concaténation, la complexité est O(n).</text:p>
      <text:p text:style-name="P7"/>
      <text:p text:style-name="P7"><text:span text:style-name="T18">Sobriété numérique :</text:span></text:p>
      <text:p text:style-name="P7"/>
      <text:p text:style-name="P7"/>
      <text:p text:style-name="P9">Temps d’exécution :</text:p>
      <text:p text:style-name="P13">Sur 15 tests d’un fichier texte de 100 000 caractères, la moyennes est de <text:span text:style-name="T21">760</text:span> ms.</text:p>
      <text:p text:style-name="P37"/>
      <text:p text:style-name="P33">Passage des tests :<text:line-break/><text:span text:style-name="T17">Il ne passe pas tous les tests.</text:span></text:p>
      <text:p text:style-name="P33"><text:span text:style-name="T16"/></text:p>
      <text:p text:style-name="P7"/>
      <text:p text:style-name="P7"/>
      <text:h text:style-name="P20" text:outline-level="3">simplicite_<text:span text:style-name="T3">56</text:span>.java :</text:h>
      <text:p text:style-name="P10">Lisibilité du code :</text:p>
      <text:p text:style-name="P28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9">s</text:span><text:span text:style-name="T1"> </text:span><text:span text:style-name="T9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. </text:span><text:span text:style-name="T7">La fonction est commentée </text:span><text:span text:style-name="T8">(</text:span><text:span text:style-name="T13">instruction</text:span><text:span text:style-name="T8"> par </text:span><text:span text:style-name="T13">instruction</text:span><text:span text:style-name="T8">).</text:span></text:p>
      <text:p text:style-name="P8"/>
      <text:p text:style-name="P10">Qualité du code :</text:p>
      <text:p text:style-name="P8"/>
      <text:p text:style-name="P8"/>
      <text:p text:style-name="P10">Efficacité :</text:p>
      <text:p text:style-name="P12">L’opération significative ici est la concaténation, il y a au maximum n concaténation, la complexité est O(n).</text:p>
      <text:p text:style-name="P8"/>
      <text:p text:style-name="P10">Sobriété numérique :</text:p>
      <text:p text:style-name="P8"/>
      <text:p text:style-name="P8"/>
      <text:p text:style-name="P10">Temps d’exécution :</text:p>
      <text:p text:style-name="P14">Sur 15 tests d’un fichier texte de 100 000 caractères, la moyennes est de <text:span text:style-name="T21">750</text:span> ms.</text:p>
      <text:p text:style-name="P37"/>
      <text:p text:style-name="P34">Passage des tests :<text:line-break/><text:span text:style-name="T17">Il ne passe pas tous les tests.</text:span></text:p>
      <text:h text:style-name="P24" text:outline-level="3"><text:soft-page-break/><text:span text:style-name="T19">simplicite_</text:span><text:span text:style-name="T6">73</text:span><text:span text:style-name="T19">.java :</text:span></text:h>
      <text:p text:style-name="P26">Lisibilité du code :</text:p>
      <text:p text:style-name="P28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9">s</text:span><text:span text:style-name="T1"> </text:span><text:span text:style-name="T9">en début</text:span><text:span text:style-name="T1"> de String </text:span><text:span text:style-name="T9">causeront un</text:span><text:span text:style-name="T11">e</text:span><text:span text:style-name="T9"> </text:span><text:span text:style-name="T11">exception</text:span><text:span text:style-name="T9">. </text:span><text:span text:style-name="T10">La fonction est commentée (</text:span><text:span text:style-name="T13">instruction</text:span><text:span text:style-name="T10"> par </text:span><text:span text:style-name="T13">instruction</text:span><text:span text:style-name="T10">).</text:span></text:p>
      <text:p text:style-name="P27"/>
      <text:p text:style-name="P26">Qualité du code :</text:p>
      <text:p text:style-name="P27"/>
      <text:p text:style-name="P27"/>
      <text:p text:style-name="P26">Efficacité :</text:p>
      <text:p text:style-name="P31">L’opération significative ici est la concaténation, il y a au maximum n concaténation, la complexité est O(n).</text:p>
      <text:p text:style-name="P27"/>
      <text:p text:style-name="P26">Sobriété numérique :</text:p>
      <text:p text:style-name="P27"/>
      <text:p text:style-name="P27"/>
      <text:p text:style-name="P26">Temps d’exécution :</text:p>
      <text:p text:style-name="P25">Sur 15 tests d’un fichier texte de 100 000 caractères, la moyennes est de <text:span text:style-name="T21">757</text:span> ms.</text:p>
      <text:p text:style-name="P37"/>
      <text:p text:style-name="P35">Passage des tests :<text:line-break/><text:span text:style-name="T17">Il ne passe pas tous les tests.</text:span></text:p>
      <text:p text:style-name="P33"><text:span text:style-name="T16"/></text:p>
      <text:p text:style-name="Standard"/>
      <text:h text:style-name="P24" text:outline-level="3"><text:span text:style-name="T19">simplicite_</text:span><text:span text:style-name="T6">84</text:span><text:span text:style-name="T19">.java :</text:span></text:h>
      <text:p text:style-name="P26">Lisibilité du code :</text:p>
      <text:p text:style-name="P29">On comprend ce que fait l’algo, il créer un String et concatène les caractères différent<text:span text:style-name="T1">s</text:span> des espaces ou <text:span text:style-name="T1">les espace consécutifs, </text:span><text:span text:style-name="T12">il n’y a visiblement pas de problèmes. La fonction n’est pas commentée.</text:span></text:p>
      <text:p text:style-name="P27"/>
      <text:p text:style-name="P26">Qualité du code :</text:p>
      <text:p text:style-name="P27"/>
      <text:p text:style-name="P27"/>
      <text:p text:style-name="P26">Efficacité :</text:p>
      <text:p text:style-name="P31">L’opération significative ici est la concaténation, il y a au maximum n concaténation, la complexité est O(n).</text:p>
      <text:p text:style-name="P27"/>
      <text:p text:style-name="P26">Sobriété numérique :</text:p>
      <text:p text:style-name="P27"/>
      <text:p text:style-name="P27"/>
      <text:p text:style-name="P26">Temps d’exécution :</text:p>
      <text:p text:style-name="P25">Sur 15 tests d’un fichier texte de 100 000 caractères, la moyennes est de <text:span text:style-name="T21">740</text:span> ms.</text:p>
      <text:p text:style-name="P36"/>
      <text:p text:style-name="P32">Passage des tests :<text:line-break/><text:span text:style-name="T15">I</text:span><text:span text:style-name="T14">l n’y a </text:span><text:span text:style-name="T16">pas de problèmes lors des tests.</text:span></text:p>
      <text:p text:style-name="P32"><text:span text:style-name="T16"/></text:p>
      <text:h text:style-name="P22" text:outline-level="1"><text:bookmark-start text:name="__RefHeading___Toc110_139893416"/>Efficacité<text:bookmark-end text:name="__RefHeading___Toc110_139893416"/></text:h>
      <text:p text:style-name="Standard"/>
      <text:p text:style-name="Standard"/>
      <text:h text:style-name="P22" text:outline-level="1"><text:bookmark-start text:name="__RefHeading___Toc112_139893416"/>Sobriété<text:bookmark-end text:name="__RefHeading___Toc112_139893416"/></text:h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1:38:48.192000000</dc:date>
    <meta:editing-duration>PT2H34M45S</meta:editing-duration>
    <meta:editing-cycles>99</meta:editing-cycles>
    <meta:generator>LibreOffice/7.1.4.2$Windows_X86_64 LibreOffice_project/a529a4fab45b75fefc5b6226684193eb000654f6</meta:generator>
    <meta:document-statistic meta:table-count="1" meta:image-count="0" meta:object-count="0" meta:page-count="5" meta:paragraph-count="116" meta:word-count="536" meta:character-count="3098" meta:non-whitespace-character-count="2637"/>
  </office:meta>
</office:document-meta>
</file>